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.032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13cm" fo:min-width="0.37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01cm" svg:height="0.624cm" svg:x="9.74cm" svg:y="14.917cm">
            <draw:text-box>
              <text:p text:style-name="P1"><text:span text:style-name="T1">3,3</text:span></text:p>
            </draw:text-box>
          </draw:frame>
          <draw:path draw:style-name="gr2" draw:text-style-name="P3" draw:layer="layout" svg:width="1.544cm" svg:height="0.327cm" svg:x="9.896cm" svg:y="14.373cm" svg:viewBox="0 0 1545 328" svg:d="M0 328c168-90 365-76 543-139 163-58 342-30 508-78l171-33 171-14 152-64">
            <text:p/>
          </draw:path>
          <draw:path draw:style-name="gr2" draw:text-style-name="P3" draw:layer="layout" svg:width="0.743cm" svg:height="0.9cm" draw:transform="skewX (0.00191986217719376) rotate (0.261101256098352) translate (9.19704166667171cm 14.8942777777965cm)" svg:viewBox="0 0 744 901" svg:d="M744 0c-192 141-270 355-426 508l-133 161-132 171-53 61">
            <text:p/>
          </draw:path>
          <draw:path draw:style-name="gr2" draw:text-style-name="P3" draw:layer="layout" svg:width="0.743cm" svg:height="0.909cm" draw:transform="skewX (0.0019198621771937) rotate (0.262672052425147) translate (10.7034027777832cm 14.5593750000199cm)" svg:viewBox="0 0 744 910" svg:d="M744 0c-169 145-259 353-407 510l-134 178-129 171-74 51">
            <text:p/>
          </draw:path>
          <draw:path draw:style-name="gr2" draw:text-style-name="P3" draw:layer="layout" svg:width="1.579cm" svg:height="0.362cm" svg:x="9.414cm" svg:y="15.398cm" svg:viewBox="0 0 1580 363" svg:d="M0 363c173-102 374-84 556-155 165-65 351-32 520-86l175-36 172-17 157-69">
            <text:p/>
          </draw:path>
          <draw:path draw:style-name="gr2" draw:text-style-name="P3" draw:layer="layout" svg:width="1.047cm" svg:height="0.729cm" svg:x="9.911cm" svg:y="14.684cm" svg:viewBox="0 0 1048 730" svg:d="M0 0c138 192 305 106 508 305 169 169 228 339 455 392l85 33">
            <text:p/>
          </draw:path>
          <draw:frame draw:style-name="gr3" draw:text-style-name="P2" draw:layer="layout" svg:width="0.705cm" svg:height="0.624cm" svg:x="11.052cm" svg:y="14.686cm">
            <draw:text-box>
              <text:p text:style-name="P1"><text:span text:style-name="T1">3</text:span></text:p>
            </draw:text-box>
          </draw:frame>
          <draw:frame draw:style-name="gr4" draw:text-style-name="P2" draw:layer="layout" svg:width="0.257cm" svg:height="0.624cm" svg:x="10.456cm" svg:y="14.053cm">
            <draw:text-box>
              <text:p text:style-name="P1"><text:span text:style-name="T1">5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2:12:58.935278323</meta:creation-date>
    <dc:date>2018-03-12T12:13:45.470542564</dc:date>
    <meta:editing-duration>PT46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